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d0d2" officeooo:paragraph-rsid="0013d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nce and object are s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0:27:18.601734781</meta:creation-date>
    <dc:date>2020-04-25T10:28:28.164995138</dc:date>
    <meta:editing-duration>PT1M14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6.0.7.3$Linux_X86_64 LibreOffice_project/00m0$Build-3</meta:generator>
  </office:meta>
</office:document-meta>
</file>